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hatch-name="hatch"/>
      <style:paragraph-properties fo:margin-top="0.101cm" fo:margin-bottom="1cm" style:contextual-spacing="false" fo:line-height="200%"/>
      <style:text-properties fo:font-size="14pt" officeooo:paragraph-rsid="001c3ee7" style:font-size-asian="14pt" style:font-size-complex="14pt"/>
    </style:style>
    <style:style style:name="P3" style:family="paragraph" style:parent-style-name="Text_20_body">
      <loext:graphic-properties draw:fill-gradient-name="gradient" draw:fill-hatch-name="hatch"/>
      <style:paragraph-properties fo:margin-top="0.101cm" fo:margin-bottom="0cm" style:contextual-spacing="false" fo:line-height="200%"/>
      <style:text-properties fo:font-size="14pt" officeooo:paragraph-rsid="001c3ee7" style:font-size-asian="14pt" style:font-size-complex="14pt"/>
    </style:style>
    <style:style style:name="P4" style:family="paragraph" style:parent-style-name="Text_20_body">
      <loext:graphic-properties draw:fill-gradient-name="gradient" draw:fill-hatch-name="hatch"/>
      <style:paragraph-properties fo:margin-top="0.101cm" fo:margin-bottom="0.499cm" style:contextual-spacing="false" fo:line-height="200%"/>
      <style:text-properties fo:font-size="14pt" officeooo:paragraph-rsid="001c3ee7" style:font-size-asian="14pt" style:font-size-complex="14pt"/>
    </style:style>
    <style:style style:name="P5" style:family="paragraph" style:parent-style-name="Text_20_body">
      <loext:graphic-properties draw:fill-hatch-name="hatch"/>
      <style:paragraph-properties fo:margin-top="0.101cm" fo:margin-bottom="1cm" style:contextual-spacing="false" fo:line-height="200%"/>
      <style:text-properties fo:font-size="14pt" officeooo:paragraph-rsid="002bbd02" style:font-size-asian="14pt" style:font-size-complex="14pt"/>
    </style:style>
    <style:style style:name="P6" style:family="paragraph" style:parent-style-name="Text_20_body">
      <loext:graphic-properties draw:fill-hatch-name="hatch"/>
      <style:paragraph-properties fo:margin-top="0.101cm" fo:margin-bottom="1cm" style:contextual-spacing="false" fo:line-height="200%"/>
      <style:text-properties fo:font-size="14pt" officeooo:paragraph-rsid="002e001c" style:font-size-asian="14pt" style:font-size-complex="14pt"/>
    </style:style>
    <style:style style:name="P7" style:family="paragraph" style:parent-style-name="Text_20_body">
      <loext:graphic-properties draw:fill-gradient-name="gradient" draw:fill-hatch-name="hatch"/>
      <style:paragraph-properties fo:margin-top="0.101cm" fo:margin-bottom="0.499cm" style:contextual-spacing="false" fo:line-height="200%"/>
      <style:text-properties fo:font-size="14pt" officeooo:paragraph-rsid="002e001c" style:font-size-asian="14pt" style:font-size-complex="14pt"/>
    </style:style>
    <style:style style:name="P8" style:family="paragraph" style:parent-style-name="Text_20_body">
      <loext:graphic-properties draw:fill-hatch-name="hatch"/>
      <style:paragraph-properties fo:margin-top="0.101cm" fo:margin-bottom="1cm" style:contextual-spacing="false" fo:line-height="200%"/>
      <style:text-properties fo:font-size="14pt" officeooo:paragraph-rsid="002fe488" style:font-size-asian="14pt" style:font-size-complex="14pt"/>
    </style:style>
    <style:style style:name="P9" style:family="paragraph" style:parent-style-name="Text_20_body">
      <loext:graphic-properties draw:fill-hatch-name="hatch"/>
      <style:paragraph-properties fo:margin-top="0.101cm" fo:margin-bottom="0.499cm" style:contextual-spacing="false" fo:line-height="115%" fo:break-before="page"/>
      <style:text-properties fo:font-size="14pt" officeooo:rsid="002789f0" officeooo:paragraph-rsid="002789f0" style:font-size-asian="14pt" style:font-size-complex="14pt"/>
    </style:style>
    <style:style style:name="P10"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2cdea2" style:font-size-asian="14pt" style:font-size-complex="14pt"/>
    </style:style>
    <style:style style:name="P11" style:family="paragraph" style:parent-style-name="Text_20_body">
      <loext:graphic-properties draw:fill-hatch-name="hatch"/>
      <style:paragraph-properties fo:margin-top="0.101cm" fo:margin-bottom="0.499cm" style:contextual-spacing="false" fo:line-height="115%"/>
      <style:text-properties fo:font-size="14pt" officeooo:rsid="002862eb" officeooo:paragraph-rsid="002862eb" style:font-size-asian="14pt" style:font-size-complex="14pt"/>
    </style:style>
    <style:style style:name="P12" style:family="paragraph" style:parent-style-name="Text_20_body">
      <loext:graphic-properties draw:fill-hatch-name="hatch"/>
      <style:paragraph-properties fo:margin-top="0.101cm" fo:margin-bottom="0.499cm" style:contextual-spacing="false" fo:line-height="115%" fo:break-before="page"/>
      <style:text-properties fo:font-size="14pt" officeooo:rsid="002862eb" officeooo:paragraph-rsid="002e001c" style:font-size-asian="14pt" style:font-size-complex="14pt"/>
    </style:style>
    <style:style style:name="P13" style:family="paragraph" style:parent-style-name="Text_20_body">
      <loext:graphic-properties draw:fill-hatch-name="hatch"/>
      <style:paragraph-properties fo:margin-top="0.101cm" fo:margin-bottom="0.499cm" style:contextual-spacing="false" fo:line-height="100%"/>
      <style:text-properties fo:font-size="14pt" officeooo:paragraph-rsid="001c3ee7" style:font-size-asian="14pt" style:font-size-complex="14pt"/>
    </style:style>
    <style:style style:name="P14" style:family="paragraph" style:parent-style-name="Text_20_body">
      <loext:graphic-properties draw:fill-hatch-name="hatch"/>
      <style:paragraph-properties fo:margin-top="0.101cm" fo:margin-bottom="1cm" style:contextual-spacing="false" fo:line-height="100%"/>
      <style:text-properties fo:font-size="14pt" officeooo:paragraph-rsid="001c3ee7" style:font-size-asian="14pt" style:font-size-complex="14pt"/>
    </style:style>
    <style:style style:name="P15" style:family="paragraph" style:parent-style-name="Text_20_body">
      <loext:graphic-properties draw:fill-hatch-name="hatch"/>
      <style:paragraph-properties fo:margin-top="0.101cm" fo:margin-bottom="0.499cm" style:contextual-spacing="false" fo:line-height="115%"/>
      <style:text-properties fo:font-size="14pt" fo:font-style="italic" fo:font-weight="bold" officeooo:rsid="002789f0" officeooo:paragraph-rsid="002789f0" style:font-size-asian="14pt" style:font-style-asian="italic" style:font-weight-asian="bold" style:font-size-complex="14pt" style:font-style-complex="italic" style:font-weight-complex="bold"/>
    </style:style>
    <style:style style:name="P16" style:family="paragraph" style:parent-style-name="Text_20_body" style:list-style-name="L1">
      <loext:graphic-properties draw:fill-hatch-name="hatch"/>
      <style:paragraph-properties fo:margin-top="0cm" fo:margin-bottom="0.25cm" style:contextual-spacing="false" fo:line-height="100%"/>
      <style:text-properties fo:font-size="14pt" officeooo:rsid="0029fda3" officeooo:paragraph-rsid="0029fda3" style:font-size-asian="14pt" style:font-size-complex="14pt"/>
    </style:style>
    <style:style style:name="P17" style:family="paragraph" style:parent-style-name="Text_20_body" style:list-style-name="L1">
      <loext:graphic-properties draw:fill-hatch-name="hatch"/>
      <style:paragraph-properties fo:margin-top="0cm" fo:margin-bottom="0.25cm" style:contextual-spacing="false" fo:line-height="100%"/>
      <style:text-properties fo:font-size="14pt" officeooo:rsid="0028d6ad" officeooo:paragraph-rsid="0028d6ad" style:font-size-asian="14pt" style:font-size-complex="14pt"/>
    </style:style>
    <style:style style:name="P18" style:family="paragraph" style:parent-style-name="Text_20_body">
      <loext:graphic-properties draw:fill-hatch-name="hatch"/>
      <style:paragraph-properties fo:margin-top="0.101cm" fo:margin-bottom="0.499cm" style:contextual-spacing="false" fo:line-height="115%"/>
      <style:text-properties fo:font-size="14pt" officeooo:rsid="002d3666" officeooo:paragraph-rsid="002789f0" style:font-size-asian="14pt" style:font-size-complex="14pt"/>
    </style:style>
    <style:style style:name="P19" style:family="paragraph" style:parent-style-name="Text_20_body" style:list-style-name="L2"/>
    <style:style style:name="T1" style:family="text">
      <style:text-properties officeooo:rsid="0029fda3"/>
    </style:style>
    <style:style style:name="T2" style:family="text">
      <style:text-properties officeooo:rsid="0025b437"/>
    </style:style>
    <style:style style:name="T3" style:family="text">
      <style:text-properties officeooo:rsid="001c3ee7"/>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bold" officeooo:rsid="0025b437" style:font-weight-asian="bold" style:font-weight-complex="bold"/>
    </style:style>
    <style:style style:name="T9" style:family="text">
      <style:text-properties fo:font-weight="bold" officeooo:rsid="002fe488" style:font-weight-asian="bold" style:font-weight-complex="bold"/>
    </style:style>
    <style:style style:name="T10" style:family="text">
      <style:text-properties officeooo:rsid="002789f0"/>
    </style:style>
    <style:style style:name="T11" style:family="text">
      <style:text-properties officeooo:rsid="002862eb"/>
    </style:style>
    <style:style style:name="T12" style:family="text">
      <style:text-properties officeooo:rsid="002bbd02"/>
    </style:style>
    <style:style style:name="T13" style:family="text">
      <style:text-properties officeooo:rsid="002c8a67"/>
    </style:style>
    <style:style style:name="T14" style:family="text">
      <style:text-properties officeooo:rsid="002cdea2"/>
    </style:style>
    <style:style style:name="T15" style:family="text">
      <style:text-properties officeooo:rsid="002d3666"/>
    </style:style>
    <style:style style:name="T16" style:family="text">
      <style:text-properties officeooo:rsid="002e001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Call to Worship</text:span><text:span text:style-name="T2"> </text:span><text:span text:style-name="T10">Ps </text:span><text:span text:style-name="T13">47:5-8</text:span><text:span text:style-name="T10"> </text:span><text:span text:style-name="T2">/ </text:span>Opening prayer (John A)</text:p>
      <text:p text:style-name="P14"><text:span text:style-name="T7">Praise:</text:span> <text:span text:style-name="T4">Jesus Shall Reign (Global Hymn Sing)</text:span></text:p>
      <text:p text:style-name="P13"><text:span text:style-name="T7">Announcements</text:span> (John A)</text:p>
      <text:list xml:id="list395891647" text:style-name="L1">
        <text:list-item>
          <text:p text:style-name="P16">Special welcome to Rod Morris</text:p>
        </text:list-item>
        <text:list-item>
          <text:p text:style-name="P17">Missions for February – our regular mission giving will <text:span text:style-name="T16">go towards </text:span>support <text:span text:style-name="T16">for </text:span>the Mathys family in PNG</text:p>
        </text:list-item>
        <text:list-item>
          <text:p text:style-name="P17"><text:span text:style-name="T16">a shorter </text:span>Morning Tea and fellowship after the service, <text:span text:style-name="T16">as we prepare for Lunch on the Lawn</text:span></text:p>
        </text:list-item>
      </text:list>
      <text:p text:style-name="P2"><text:span text:style-name="T7">Mission Spot</text:span> (Mook) <text:span text:style-name="T1">Mathys Family in PNG</text:span></text:p>
      <text:p text:style-name="P8"><text:span text:style-name="T7">Praise: </text:span><text:span text:style-name="T6">Yet Not I But Through Christ In Me</text:span></text:p>
      <text:p text:style-name="P8"><text:span text:style-name="T9">B</text:span><text:span text:style-name="T7">ible Reading:</text:span> Psalm 136 (MarJo)</text:p>
      <text:p text:style-name="P5"><text:span text:style-name="T7">Prayer for the church and the world</text:span> (<text:span text:style-name="T11">John A</text:span>)</text:p>
      <text:p text:style-name="P5"><text:span text:style-name="T7">Praise:</text:span> <text:span text:style-name="Emphasis"><text:span text:style-name="T11">It is well with my soul</text:span></text:span><text:span text:style-name="T11"> (OFFERING)</text:span></text:p>
      <text:p text:style-name="P6"><text:span text:style-name="T7">Bible reading:</text:span> <text:span text:style-name="T11">John 21 (Pam)</text:span></text:p>
      <text:p text:style-name="P7"><text:span text:style-name="T7">Sermon:</text:span> <text:span text:style-name="T11">“ASSURANCE” (Rod Morris)</text:span></text:p>
      <text:p text:style-name="P4"><text:span text:style-name="T7">Praise:</text:span> <text:span text:style-name="T4">Cornerstone</text:span></text:p>
      <text:p text:style-name="P3"><text:span text:style-name="T7">Benediction</text:span> (<text:span text:style-name="T12">Rod Morris</text:span>)</text:p>
      <text:p text:style-name="P9">Opening Prayer (Psalm <text:span text:style-name="T13">47:5-8)</text:span></text:p>
      <text:p text:style-name="P15"><text:span text:style-name="T13">5 </text:span>God has ascended with a shout, The Lord, with the sound of a trumpet.</text:p>
      <text:p text:style-name="P15">6 Sing praises to God, sing praises; Sing praises to our King, sing praises.</text:p>
      <text:p text:style-name="P15">7 For God is the King of all the earth; Sing praises with a skillful psalm.</text:p>
      <text:p text:style-name="P15">8 God reigns over the nations, God sits on His holy throne.</text:p>
      <text:p text:style-name="P10">Heavenly Father we thank You <text:span text:style-name="T14">that we can come into Your Presence </text:span>today <text:span text:style-name="T14">to give You the praise that is due to Your Holy Name.</text:span></text:p>
      <text:p text:style-name="P10">We thank You for the great grace that has opened the way t<text:span text:style-name="T15">hr</text:span>o<text:span text:style-name="T15">ugh the veil</text:span> <text:span text:style-name="T15">which had hidden the Mercy Seat from </text:span>us.</text:p>
      <text:p text:style-name="P18">You are the great King over all the earth, yet You welcome us into the Throne Room of grace because Jesus our High Priest has opened the way once and for all.</text:p>
      <text:p text:style-name="P11">We pray today that <text:span text:style-name="T15">we</text:span> may overflow in worship and praise as we gather, that we may <text:span text:style-name="T15">encourage</text:span> each other <text:span text:style-name="T15">as we</text:span> honour You and glorify the Name of Jesus, our Saviour and Lord, Amen.</text:p>
      <text:p text:style-name="P11"/>
      <text:p text:style-name="P12">Call to Worship () / Opening prayer (John A)<text:line-break/>Praise: <text:span text:style-name="Emphasis">Jesus Shall Reign (Global Hymn Sing)</text:span><text:line-break/>Announcements (John A)<text:line-break/>Mission Spot (Mook)<text:line-break/>Praise: <text:span text:style-name="Emphasis">Yet Not I But Through Christ In Me</text:span><text:line-break/>Bible Reading: Psalm 136 (MarJo A)<text:line-break/>Prayer for the church and the world  (John A)<text:line-break/>Praise: <text:span text:style-name="Emphasis">It is well with my soul</text:span> (OFFERING)<text:line-break/>Bible reading: John 21 (Pam)<text:line-break/>Sermon: “ASSURANCE” (Rod Morris)<text:line-break/>Praise: <text:span text:style-name="Emphasis">Cornerstone</text:span><text:line-break/>Benediction (Rod Morris)</text:p>
      <text:p text:style-name="Text_20_body">Sermon Outline<text:line-break/>“ASSURANCE”   (John 21)<text:line-break/>Introduction</text:p>
      <text:list xml:id="list471199091" text:style-name="L2">
        <text:list-item>
          <text:p text:style-name="P19">The Person</text:p>
        </text:list-item>
        <text:list-item>
          <text:p text:style-name="P19">The promise</text:p>
        </text:list-item>
        <text:list-item>
          <text:p text:style-name="P19">The plan</text:p>
        </text:list-item>
        <text:list-item>
          <text:p text:style-name="P19">The principle</text:p>
        </text:list-item>
        <text:list-item>
          <text:p text:style-name="P19">The past</text:p>
        </text:list-item>
        <text:list-item>
          <text:p text:style-name="P19">The practice</text:p>
        </text:list-item>
      </text:list>
      <text:p text:style-name="Text_20_body">Conclusion</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29fda3"/>
    </style:style>
    <style:style style:name="MT2" style:family="text">
      <style:text-properties officeooo:rsid="0025b437"/>
    </style:style>
    <style:style style:name="MT3"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1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8</text:span><text:span text:style-name="MT2">th</text:span> <text:span text:style-name="MT2">Febr</text:span><text:span text:style-name="MT3">uary</text:span> 202<text:span text:style-name="MT3">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02-17T22:35:53.728795498</dc:date>
    <meta:editing-duration>PT4H9M14S</meta:editing-duration>
    <meta:editing-cycles>24</meta:editing-cycles>
    <meta:generator>LibreOffice/7.3.7.2$Linux_X86_64 LibreOffice_project/30$Build-2</meta:generator>
    <meta:print-date>2024-02-03T21:06:33.278074986</meta:print-date>
    <meta:document-statistic meta:table-count="0" meta:image-count="0" meta:object-count="0" meta:page-count="3" meta:paragraph-count="34" meta:word-count="389" meta:character-count="2107" meta:non-whitespace-character-count="1757"/>
  </office:meta>
</office:document-meta>
</file>